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officeooo:rsid="0022e11e" officeooo:paragraph-rsid="0022e11e"/>
    </style:style>
    <style:style style:name="P2" style:family="paragraph" style:parent-style-name="Text_20_body">
      <style:text-properties style:font-name="Arial" officeooo:rsid="0022e11e" officeooo:paragraph-rsid="0022e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Ui Customer</text:h>
      <text:p text:style-name="P2">Mostrar todos os clientes começando por ordem alfabética, mostrando os primeiros 30 clientes. Possibilidade de filtrar por nome. </text:p>
      <text:p text:style-name="P2">Quando For cadastrar um novo cliente então esconder lista de clientes e mostrar o formulário de cadastro. Logo após o cadastro mostrar a lista de cliente onde o cliente se encontra.</text:p>
      <text:p text:style-name="P2">Alterar o cliente na lista de cliente vai ter o botao para alterar os dados do mesmo assim que eu clicar vai abrir o formulario de cadastro mas ja com os dados para alteração.</text:p>
      <text:p text:style-name="P2">Deletar cliente o cliente so pode ser deletado se não tiver nenhum pedido. E mesmo assim pedir para confirmar a deleção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99cm" style:contextual-spacing="false" fo:line-height="110%" fo:text-align="justify" style:justify-single-word="false" fo:text-indent="1cm" style:auto-text-indent="false" style:page-number="auto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cm" fo:margin-bottom="0.499cm" style:contextual-spacing="false" style:page-number="auto"/>
      <style:text-properties fo:text-transform="uppercase" style:font-name="Arial2" fo:font-family="Arial" style:font-style-name="Negrito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49cm" fo:margin-bottom="0.499cm" style:contextual-spacing="false" style:page-number="auto"/>
      <style:text-properties fo:text-transform="uppercase" style:font-name="Arial1" fo:font-family="Arial" style:font-style-name="Normal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000000" style:font-name="Arial2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000000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501cm" fo:margin-left="0.499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0:31:36.985000000</meta:creation-date>
    <meta:editing-duration>P0D</meta:editing-duration>
    <meta:editing-cycles>2</meta:editing-cycles>
    <meta:generator>LibreOffice/4.2.8.2$Windows_x86 LibreOffice_project/48d50dbfc06349262c9d50868e5c1f630a573ebd</meta:generator>
    <dc:title>Padrao</dc:title>
    <dc:date>2015-03-10T10:38:36.605000000</dc:date>
    <meta:document-statistic meta:table-count="0" meta:image-count="0" meta:object-count="0" meta:page-count="1" meta:paragraph-count="5" meta:word-count="106" meta:character-count="616" meta:non-whitespace-character-count="514"/>
    <meta:user-defined meta:name="Info 1"/>
    <meta:user-defined meta:name="Info 2"/>
    <meta:user-defined meta:name="Info 3"/>
    <meta:user-defined meta:name="Info 4"/>
    <meta:template xlink:type="simple" xlink:actuate="onRequest" xlink:title="Padrao" xlink:href="file:///C:/Users/Aparecido/AppData/Roaming/LibreOffice/4/user/template/Padrao.ott" meta:date="2015-03-10T10:31:33"/>
  </office:meta>
</office:document-meta>
</file>